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506" officeooo:paragraph-rsid="00193506"/>
    </style:style>
    <style:style style:name="P2" style:family="paragraph" style:parent-style-name="Standard">
      <style:text-properties fo:font-size="14.5pt" officeooo:rsid="00193506" officeooo:paragraph-rsid="00193506" style:font-size-asian="14.5pt"/>
    </style:style>
    <style:style style:name="P3" style:family="paragraph" style:parent-style-name="Standard">
      <style:text-properties fo:font-size="16.5pt" officeooo:rsid="001bbac2" officeooo:paragraph-rsid="001bbac2" style:font-size-asian="16.5pt"/>
    </style:style>
    <style:style style:name="P4" style:family="paragraph" style:parent-style-name="Standard">
      <style:text-properties officeooo:rsid="001db0f8" officeooo:paragraph-rsid="001db0f8"/>
    </style:style>
    <style:style style:name="T1" style:family="text">
      <style:text-properties officeooo:rsid="001db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安装JDK</text:p>
      <text:p text:style-name="P1"/>
      <text:p text:style-name="P1">一、下载JDK</text:p>
      <text:p text:style-name="P1"><text:s text:c="8"/>下载地址：https://www.oracle.com/technetwork/java/javase/downloads/jdk8-downloads-2133151.html</text:p>
      <text:p text:style-name="P1"><text:s text:c="8"/>下载自己Linux系统对应的JDK包，稍后的命令需要根据自己下载的文件名适当更改</text:p>
      <text:p text:style-name="P1"/>
      <text:p text:style-name="P1">二、解压JDK包</text:p>
      <text:p text:style-name="P1">在下载目录打开终端，使用如下命令解压：</text:p>
      <text:p text:style-name="P1"><text:tab/>tar zxvf jdk-8u144-linux-x64.tar.gz</text:p>
      <text:p text:style-name="P1"/>
      <text:p text:style-name="P1">解压得到jdk文件夹，我的是jdk1.8.0_144，用如下命令将该文件夹移动到/usr/local目录下</text:p>
      <text:p text:style-name="P1"><text:tab/>sudo mv jdk1.8.0_144 /usr/local</text:p>
      <text:p text:style-name="P1"/>
      <text:p text:style-name="P1">三、配置Java环境</text:p>
      <text:p text:style-name="P1">使用如下命令打开~/.bashrc文件</text:p>
      <text:p text:style-name="P1"><text:tab/>gedit ~/.bashrc</text:p>
      <text:p text:style-name="P1"/>
      <text:p text:style-name="P1">在文件末尾加上Java信息</text:p>
      <text:p text:style-name="P1"/>
      <text:p text:style-name="P1">export JAVA_HOME=/usr/local/jdk1.8.0_144</text:p>
      <text:p text:style-name="P1">export JRE_HOME=${JAVA_HOME}/jre</text:p>
      <text:p text:style-name="P1">export CLASSPATH=.:${JAVA_HOME}/lib:${JRE_HOME}/lib</text:p>
      <text:p text:style-name="P1">export PATH=${JAVA_HOME}/bin:$PATH</text:p>
      <text:p text:style-name="P1"/>
      <text:p text:style-name="P1"><text:s/>使用source命令使配置立即生效</text:p>
      <text:p text:style-name="P1"><text:tab/>source ~/.bashrc</text:p>
      <text:p text:style-name="P1"/>
      <text:p text:style-name="P1"><text:s/>~/.bashrc配置的是用户的环境变量，如果希望直接配置系统环境变量，可以直接在/etc/profile内直接做相同的配置过程</text:p>
      <text:p text:style-name="P1"/>
      <text:p text:style-name="P1">四、测试Java安装</text:p>
      <text:p text:style-name="P1">在终端输入java -version命令测试，得到刚刚安装的java版本信息</text:p>
      <text:p text:style-name="P1">在终端输入javac命令，得到javac的可选项</text:p>
      <text:p text:style-name="P1"/>
      <text:p text:style-name="P1"/>
      <text:p text:style-name="P2">安装eclipse</text:p>
      <text:p text:style-name="P1"><text:span text:style-name="T1">1.</text:span>下载eclipse</text:p>
      <text:p text:style-name="P4">2.双击安装</text:p>
      <text:p text:style-name="P4">管理员打开文件管理器sudo nautilu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29:58.595703082</meta:creation-date>
    <dc:date>2019-02-25T18:23:48.972223602</dc:date>
    <meta:editing-duration>PT53M4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79" meta:character-count="742" meta:non-whitespace-character-count="706"/>
  </office:meta>
</office:document-meta>
</file>